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P3" style:family="paragraph">
      <style:paragraph-properties fo:margin-left="0cm" fo:margin-right="0cm" fo:margin-top="0cm" fo:margin-bottom="0cm" fo:line-height="100%" fo:text-align="start" fo:text-indent="0cm" style:writing-mode="lr-tb"/>
    </style:style>
    <style:style style:name="T1" style:family="text">
      <style:text-properties style:font-name="Times New Roman" style:font-name-asian="Times New Roman" style:font-name-complex="Times New Roman"/>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y Little Konwent okiem Suna (może ktoś o mnie słyszał). Krótka historia o weekendzie w dobrym towarzystwie i z mnóstwem atrakcji. Ale po kolei. Będą </text:span><office:annotation><dc:date>0000-00-00T00:00:00</dc:date><text:p text:style-name="P3"><text:span text:style-name="T2">Nie ma plusów dodatnich i plusów ujemnych.</text:span></text:p></office:annotation><office:annotation><dc:date>0000-00-00T00:00:00</dc:date><text:p text:style-name="P3"><text:span text:style-name="T2">Ponoć to cytat (albo parafraza) z Wałęsy, ale kto go tam wie...</text:span></text:p></office:annotation><office:annotation><dc:date>0000-00-00T00:00:00</dc:date><text:p text:style-name="P3"><text:span text:style-name="T2">Ogólnie wypatrzyłem to w jednym starym tipsomaniaku od Cdaction, ale jeśli trzeba, usunę</text:span></text:p></office:annotation><office:annotation><dc:date>0000-00-00T00:00:00</dc:date><text:p text:style-name="P3"><text:span text:style-name="T2">IMO niech zostanie, bo tekst chyba funkcjonuje w języku powszechnym (coś jak czarne nie będące czarnym u Kaczyńskiego).</text:span></text:p></office:annotation><text:span text:style-name="T1">plusy dodatnie i plusy ujemne.</text:span></text:p>
      <text:p text:style-name="P1"><text:span text:style-name="T1">Piątek, atrakcji początek.</text:span></text:p>
      <text:p text:style-name="P1"><text:span text:style-name="T1">Konwent odbył się w Żywcu, o czym pewnie wiecie. Nie jest to specjalnie duże miasto. Trochę większe od Wygwizdowa Dolnego. Na całe szczęście tory jeszcze w Polsce leżą, a PKP umie z nich korzystać. Tak więc 5:00 pobudka, śniadanie i wymarsz na dworzec w pełnym ekwipunku. Niestety, z powodu przewidywanych upałów, znany niektórym zielony mundur został w pokoju.</text:span></text:p>
      <text:p text:style-name="P1"><text:span text:style-name="T1">MLK zawsze jawił mi się jako największy konwent w Polsce. Pełen atrakcji, setek ludzi, stoisk z gadżetami i oczywiście magii ponymeeta razy dziesięć. Prawda jednak nieco odbiegała od wyobrażeń. Konkretnie było raptem półtorej setki ludzi, gdzie Vistulian zgromadził ich znacznie więcej. Czy to źle? Otóż niekoniecznie. Mimo że było znacznie mniej ludu, niż się spodziewałem, to i tak bawiłem się dobrze oraz poznałem więcej fenomenalnych osób. </text:span></text:p>
      <text:p text:style-name="P1"><text:span text:style-name="T1">Nie wiem, jak przebiegła akredytacja, bo do szkoły przybyłem koło 11:30. Miało to swoje plusy w postaci braku kolejki. Natychmiast dostałem wejściówkę, ale na kubek i przypinkę musiałem niestety czekać do soboty. A skoro o tym mowa, to arty na indetyfikatorze, przypince i kubku są nawet ładne (czego nie można powiedzieć o koszulce, którą podpatrzyłem tu i ówdzie). Jest tylko jeden szczegół, który autor mógł sobie darować. Teraz każdy szuka tego arta i wspomnianego wyżej szczegółu. Jeśli nie znalazł, podpowiadam, że wspomniany art może podchodzić pod clopa. Pewnie zaraz usłyszę o szukaniu dziury w całym, wiec mówię: Mnie to nie rusza, ja tylko stwierdzam fakt. Autor mógł sobie to darować.</text:span></text:p>
      <text:p text:style-name="P1"><text:span text:style-name="T1">No, ale przejdźmy do poważnych rzeczy, czyli atrakcji. Pierw udałem się na CCG, by spotkać Tyro i Kosę oraz zobaczyć, kto gra. Pyknąłem też kilka partii, w tym z gośćmi z Niemiec. Okazali się oni sporym wyzwaniem. Jednak ważniejszy był turniej nowicjuszy i możliwość zobaczenia, kto gra i czym. Poziom był całkiem niezły, mimo że było tylko 12 zawodników. Każdy dostał promkę z Luną za udział (Princess Luna Dream Weaver). Zwycięzca też dostał nagrodę rzeczową spośród puli pięciu. Wybrał pasujące do pudełka protectory z Twilight. Sam pograłem z paroma osobami moją słabszą talią, żeby wyczuć nowicjuszy, i przyznam, że szło im całkiem nieźle. </text:span></text:p>
      <text:p text:style-name="P1"><text:span text:style-name="T1">Dalej była prelekcja: „Czy mieszkanie z Mane 6 to dobry pomysł”. Autor ciekawie przedstawił charaktery postaci oraz preferencje mieszkalne w zależności od gatunku (człowiek w Equestrii, kuc czy Equestria Girls). Nie spodziewałem się takiego podejścia, łącznie z ankietami. Choć przyznam szczerze, że wykresy mogłyby być lepiej zrealizowanie. Ale nie o to chodzi. Okazuje się, że mieszkanie z szóstką z Ponyville wcale nie jest tak łatwe i przyjemne, jakby mogło się zdawać. Fluttershy może Cię potraktować jak kolejne zwierzątko (w przypadku human in Equestria), Twilight najpewniej by Wam nie przeszkadzała, póki jej o coś nie spytać, bo zaraz da masę książek i skłoni do nauki, Pinkie sprawi, że oszalejesz od cukru i imprez (no i zero prywatności), Rarity będzie pilnować twojego wyglądu (tak, to wada), Applejack pewnie zagoni do roboty i będzie walić prosto z mostu, co myśli (no i Big Mac), a przy Rainbow Dash można to skomentować najlepszym tekstem z panelu: ,,Nieważne, co robisz, i tak będziesz dyszał i błagał, by zwolniła”. Na końcu były sugestie innych postaci (Zecora, Spa ponies, Cadence, Księżniczki, Discord). Oczywiście szybko wyszło, że z tego wszystkiego najlepiej wychodzi Zecora (no kto by się spodziewał).</text:span></text:p>
      <text:p text:style-name="P1"><text:soft-page-break/><text:span text:style-name="T1">Później chwila odpoczynku, zupa z proszku oraz krakersy i lecimy na grową nostalgię. I tu przyznam, że było nie najlepiej. 5 tytułów, z czego głęboko omówione 3 (Warcraft, The Bard’s Tale i Gothic) oraz rzucanie tytułami i krótkie dyskusje. Może to kwestia krótkiego panelu, może godziny, ale dałoby się to zrobić lepiej. Zdecydowanie najsłabszy punkt piątku, na jakim byłem, choć i tak było warto (dla piosenek z Barda chociażby).</text:span></text:p>
      <text:p text:style-name="P1"><text:span text:style-name="T1">Podsumowanie dnia: 7,5/10, czyli całkiem nieźle.</text:span></text:p>
      <text:p text:style-name="P1"><text:span text:style-name="T1">Nocleg. Tu nie ma co spodziewać się luksusów jak dywan u szustego, ale podłogę dało się przeżyć. Duchotę zresztą też. Ci zaś, co odpuścili sobie wycieczkę do królestwa Luny, mogli wziąć udział w nocnych rozmowach, czy grach. </text:span></text:p>
      <text:p text:style-name="P1"><text:span text:style-name="T1">Sobota, dzień główny.</text:span></text:p>
      <text:p text:style-name="P1"><text:span text:style-name="T1">Śniadanie (krakersy i herbata) przy dobrej rozmowie postawią człowieka na nogi po krótkim śnie. Siadanie sobie czwórką na ławeczce niczym bohaterowie polskiego serialu (bez Mamrota co prawda) i gadanie o wszystkim i niczym. 4 godziny minęły, więc wio zapisać się na turniej CCG z nadzieją, że się uda go wygrać. Nadzieja prysła w ćwierćfinale, ale po kolei.</text:span></text:p>
      <text:p text:style-name="P1"><text:span text:style-name="T1">Właśnie, turniej i mój najgorszy sukces. Od razu powiem, że nie mam potężnej talii (choć wielu się nie zgodzi), lecz w eliminacjach poszło mi fenomenalnie. Choć jeden zachodni gość w skórzanej kurtce i z kolczykiem z Pinkie Pie mało mnie nie pokonał (wygrałem 15 do 14). Udało mi się jednak dotrzeć do ćwierćfinału, wygrywając trzy mecze eliminacyjne, i na tym moje szczęście się skończyło. Ja kontra najlepszy Niemiec grający one phase deckiem (wygrywa w jednej turze, czwartej lub piątej). Efekt? Mój rush deck dał mi 6 punktów, zanim przegrałem. Dlaczego więc jest to sukces? Bo zdobyłem aż 6 punktów. No, ale bawiłem się dobrze, mogłem się sprawdzić z najlepszymi i oczywiście dostałem dwie promki (wspomnianą wcześniej Lunę i Pony Charm za dojście do ćwierćfinału). Szkoda mi tylko ludzi, którzy musieli zmierzyć się z tym, z czym i ja, bo to żadna przyjemność. Niestety przeciwnik nie miał nic, za co można by go zdyskwalifikować (zbanowane karty), więc doszedł do finału i wygrał. Ale cóż, bywa. Wielkie gratulacje też dla Kosy oraz zdobywcy miejsca czwartego, który to wygrał w piątek turniej dla nowicjuszy, a w sobotę dotarł do pierwszej czwórki. Brawo.</text:span></text:p>
      <text:p text:style-name="P1"><text:span text:style-name="T1">Kolejny punkt programu, czyli co kuce zmieniły w twoim życiu. Panel zebrał sporą publiczność i wywołał wiele emocji. Poznaliśmy parę, która poznała się i zaręczyła dzięki serialowi, człowieka, którego podniósł on na duchu, ludzi, u których wyzwolił chęć tworzenia i takich, którzy zyskali odwagę interpersonalną. Słowem całą masę historii żywota ludzko-kucowego. Wtedy też sporo się naklaskałem (ba, sam dostałem owacje). W pewnej chwili zaczęły padać stwierdzenia i przemyślenia naprawdę tego warte. No, ale to fandom, a fandom jest tworem, który nie przestanie nas zaskakiwać. <text:s/></text:span></text:p>
      <text:p text:style-name="P1"><text:span text:style-name="T1">Tam też spotkałem Cahan, z którą spędziłem kolejną godzinę, rozmawiając na przeróżne tematy. Od wydawania książek przez studia aż do rosiczek. To właśnie ona (choć nieco później) namówiła mnie na napisanie tego artykułu. Potem chwila przerwy, zupka z proszku i krakersy, po czym udział w turnieju Jungle Speed i Wsiądź do Pociągu. Świetne gry, zwłaszcza w takim towarzystwie. Polecam każdemu (i to wcale nie dlatego, że obie wygrałem). </text:span></text:p>
      <text:p text:style-name="P1"><text:span text:style-name="T1">Następnie była końcówka paneli JanAnimations i oczywiście piosenki w ich wykonaniu. Fenomen ponad fenomeny. Zwłaszcza „I am Octavia” zapadło mi głęboko w pamięć, bo lubię ten kawałek, a usłyszeć go </text:span><text:soft-page-break/><text:span text:style-name="T1">na żywo to wspaniała rzecz. Pozostałe też były ekstra. No, ale niestety długo nie pośpiewali, bo zaczęła się aukcja, która zebrała sporą sumę (ponad 3 tysiące z samej licytacji, a po dołożeniu się kogoś z ekipy Jana było równe 5 tysi). Sam próbowałem coś zgarnąć, ale niestety nie miałem dość kasy. Z ciekawszych rzeczy, to Scootaloo na skuterze poszła za 270 zł bodajże, maskotka konwentu za 450 (swoją drogą świetnie wykonana), a 2 wydania Past Sins za 200 zł. Były też kubki z autografami, plakaty, rysunki, kebab, pudełko po pizzy i konserwa. </text:span></text:p>
      <text:p text:style-name="P1"><text:span text:style-name="T1">Podsumowanie dnia: 12/10 za aukcję i koncert. </text:span></text:p>
      <text:p text:style-name="P1"><text:span text:style-name="T1">Niedziela, wyjazd.</text:span></text:p>
      <text:p text:style-name="P1"><text:span text:style-name="T1">Pobudka, śniadanie i chwilka na prelekcji o cutie markach. Na całej nie zostałem, bo chciałem spróbować sił w turnieju Splendora (też dobra gra, ale na minimum 3, a najlepiej 4 osoby). Mimo to uważam, że prezentacja była wykonana ciekawie i nieco żałuję, ze nie zostałem do końca. Przynajmniej wiem, ze moja ponysona ma stanowczo zbyt skomplikowany znaczek (poprawi się kiedyś). Przez turniej minęła mi też prelekcja o historii Hasbro (nie mam lustrzanego jeziora, żeby się rozdwoić). No a turniej wygrał Tyro, zyskując chyba najładniejszy kubek, jaki był wśród nagród. Gratulacje.</text:span></text:p>
      <text:p text:style-name="P1"><text:span text:style-name="T1">Podsumowanie tego krótkiego dnia: 9/10, bo mogło być więcej.</text:span></text:p>
      <text:p text:style-name="P1"><text:span text:style-name="T1">Osobno podliczmy stoiska, których było naprawdę dużo i miały szeroki wybór. Brak jednak było kilku znanych twarzy (Spidi, Angel, Redtraveler). Nawet jeśli nic bym pewnie nie kupił, to fajnie by ich było zobaczyć. Ci, co jednak przyjechali, byli w stanie zaspokoić wszelkie pragnienia. Były kubki, przypinki, pluszaki, arty, naszywki i nie wiadomo co jeszcze. Ocena 8,5/10. </text:span></text:p>
      <text:p text:style-name="P1"><text:span text:style-name="T1">Powrót pociągiem KŚ o 15:36. Jeśli was tam nie było, żałujcie. Weźcie osiemnastu bronych w jednym wagonie, Internet z modemu zasilanego 120mm wiatrakiem z PC, głośnik, telefon z muzyką i wyjdzie wam rozśpiewany, żartujący i świetnie się bawiący wagon. Nawet konduktor się uśmiechnął (ludzie na stacjach nieszczególnie). Aż żałuję, że miałem przesiadkę w Pszczynie. Ocena 10/10 i trzeba to powtórzyć.</text:span></text:p>
      <text:p text:style-name="P1"><text:span text:style-name="T1">Podsumowanie całości. </text:span></text:p>
      <text:p text:style-name="P1"><text:bookmark text:name="h.gjdgxs"/><text:span text:style-name="T1">Konwent zdecydowanie wart był pojechania, chociażby dla ludzi. Ci jak zwykle byli fenomenalni i roztaczali wokół siebie magię konwentu. Sam ponymeet, mimo małej ilości przybyłych, sprawił, że chyba nikt się nie nudził i za cenę 25 zł zdecydowanie był wart przybycia. Nawet ten nieszczęsny art na identyfikatorze (i stronie) niknie pod zwałami dobrej zabawy. Ogólnie polecam, jak każdy ponymeet. Bo każdy ponymeet jest wart odwiedzenia. Ocena końcowa, nie wynikająca ze średniej, 8/10. Vistulian może i lepszy, ale i ten był niezł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31T23:08:36.594000000</dc:date>
    <meta:editing-duration>PT3M26S</meta:editing-duration>
    <meta:document-statistic meta:table-count="0" meta:image-count="0" meta:object-count="0" meta:page-count="3" meta:paragraph-count="24" meta:word-count="1502" meta:character-count="9616" meta:non-whitespace-character-count="8128"/>
  </office:meta>
</office:document-meta>
</file>